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3"/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3:.M18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4:.M1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5:08:19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Joel Cox</meta:initial-creator>
    <meta:creation-date>2019-02-28T12:10:39Z</meta:creation-date>
    <dc:date>2019-03-07T18:16:20.521000000</dc:date>
    <meta:editing-cycles>144</meta:editing-cycles>
    <meta:editing-duration>PT17H22M14S</meta:editing-duration>
    <meta:document-statistic meta:table-count="1" meta:cell-count="2089" meta:object-count="0"/>
  </office:meta>
</office:document-meta>
</file>